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Heading_20_2">
      <style:text-properties fo:font-variant="normal" fo:text-transform="none" fo:color="#333333" style:font-name="Helvetica Neue" fo:font-size="22.5pt" fo:letter-spacing="normal" fo:font-style="normal" fo:font-weight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22pt" fo:letter-spacing="normal" fo:font-style="normal" fo:font-weight="bold" officeooo:rsid="00217bdf" officeooo:paragraph-rsid="00217bdf" style:font-size-asian="22pt" style:font-weight-asian="bold" style:font-size-complex="22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26pt" fo:letter-spacing="normal" fo:font-style="normal" fo:font-weight="bold" officeooo:rsid="00217bdf" officeooo:paragraph-rsid="00217bdf" style:font-size-asian="26pt" style:font-weight-asian="bold" style:font-size-complex="26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4pt" fo:letter-spacing="normal" fo:font-style="normal" fo:font-weight="bold" officeooo:rsid="00217bdf" officeooo:paragraph-rsid="00217bd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3pt" fo:letter-spacing="normal" fo:font-style="normal" fo:font-weight="normal" officeooo:rsid="00217bdf" officeooo:paragraph-rsid="00217bdf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3pt" fo:letter-spacing="normal" fo:font-style="normal" fo:font-weight="bold" officeooo:rsid="00217bdf" officeooo:paragraph-rsid="00217bd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32982"/>
    </style:style>
    <style:style style:name="P1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26pt" fo:letter-spacing="normal" fo:font-style="normal" fo:font-weight="bold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333333" fo:font-size="10.5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333333" fo:font-size="10.5pt" fo:letter-spacing="normal" fo:font-style="normal" fo:font-weight="bold" officeooo:rsid="001f9939" style:font-weight-asian="bold" style:font-weight-complex="bold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bold" officeooo:rsid="001e10af" style:font-weight-asian="bold" style:font-weight-complex="bold"/>
    </style:style>
    <style:style style:name="T5" style:family="text">
      <style:text-properties fo:font-variant="normal" fo:text-transform="none" fo:color="#333333" style:font-name="Helvetica Neue" fo:font-size="13pt" fo:letter-spacing="normal" fo:font-style="normal" fo:font-weight="normal" officeooo:rsid="00232982" style:font-size-asian="13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 Overview of Graph Concepts</text:p>
      <text:p text:style-name="Standard"/>
      <text:p text:style-name="Standard">Nodes: A node is an executable that uses ROS to communicate with other nodes.</text:p>
      <text:p text:style-name="Standard"/>
      <text:p text:style-name="Standard">Messages: ROS data type used when subscribing or publishing to a topic.</text:p>
      <text:p text:style-name="Standard"/>
      <text:p text:style-name="Standard">Topics: Nodes can publish messages to a topic as well as subscribe to a topic to receive messages.</text:p>
      <text:p text:style-name="Standard"/>
      <text:p text:style-name="Standard">Master: Name service for ROS (i.e. helps nodes find each other)</text:p>
      <text:p text:style-name="Standard"/>
      <text:p text:style-name="Standard">rosout: ROS equivalent of stdout/stderr</text:p>
      <text:p text:style-name="Standard"/>
      <text:p text:style-name="Standard">roscore: Master + rosout + parameter server (parameter server will be introduced later</text:p>
      <text:p text:style-name="Standard"/>
      <text:p text:style-name="P1">ROS client libraries allow nodes written in different programming languages to communicate:</text:p>
      <text:p text:style-name="Standard"/>
      <text:p text:style-name="Standard">rospy = python client library</text:p>
      <text:p text:style-name="Standard">roscpp = c++ client library</text:p>
      <text:p text:style-name="Standard"/>
      <text:h text:style-name="P3" text:outline-level="2"><text:bookmark text:name="Using_rosnode"/>Using rosnode</text:h>
      <text:p text:style-name="P2"><text:span text:style-name="Teletype"><text:span text:style-name="T2">r</text:span></text:span><text:span text:style-name="Teletype"><text:span text:style-name="T1">osnode </text:span></text:span><text:span text:style-name="T3">displays information about the ROS nodes that are currently running</text:span></text:p>
      <text:p text:style-name="P4"/>
      <text:p text:style-name="P2"><text:span text:style-name="Teletype"><text:span text:style-name="T1">rosnode list</text:span></text:span><text:span text:style-name="Teletype"><text:span text:style-name="T4"> </text:span></text:span><text:span text:style-name="T3">command lists these active nodes</text:span></text:p>
      <text:p text:style-name="P4"/>
      <text:p text:style-name="P4"/>
      <text:h text:style-name="P11" text:outline-level="2"><text:bookmark text:name="Using_rosrun"/>Using rosrun</text:h>
      <text:p text:style-name="P2"><text:span text:style-name="Teletype"><text:span text:style-name="T2">r</text:span></text:span><text:span text:style-name="Teletype"><text:span text:style-name="T1">osrun </text:span></text:span><text:span text:style-name="T3">allows you to use the package name to directly run a node within a package (without having to know the package path).</text:span></text:p>
      <text:p text:style-name="P4"/>
      <text:p text:style-name="P4"/>
      <text:p text:style-name="P5">TRY IT YOURSELF:</text:p>
      <text:p text:style-name="P6"/>
      <text:p text:style-name="P7"><text:s/>Run the following commands each on a different terminal:</text:p>
      <text:p text:style-name="P8">1) roscore</text:p>
      <text:p text:style-name="P8">2) rosrun turtlesim turtlesim_node</text:p>
      <text:p text:style-name="P8">3) rosrun turtlesim turtle_teleop_key</text:p>
      <text:p text:style-name="P8">4) rosnode list</text:p>
      <text:p text:style-name="P8">5) rosnode info /turtlesim</text:p>
      <text:p text:style-name="P8"/>
      <text:p text:style-name="P9">IMP NOTE: Always run the roscore since it’s the master and it helps other nodes to identify each other</text:p>
      <text:p text:style-name="P9"/>
      <text:p text:style-name="P10"><text:span text:style-name="T5">For more info refer: </text:span><text:a xlink:type="simple" xlink:href="http://wiki.ros.org/ROS/Tutorials/UnderstandingNodes" text:style-name="Internet_20_link" text:visited-style-name="Visited_20_Internet_20_Link">http://wiki.ros.org/ROS/Tutorials/UnderstandingNod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8:36:43.112885085</meta:creation-date>
    <dc:date>2020-08-06T19:15:39.326419368</dc:date>
    <meta:editing-duration>PT28M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98" meta:character-count="1252" meta:non-whitespace-character-count="1077"/>
  </office:meta>
</office:document-meta>
</file>